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New" svg:font-family="CourierNew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121212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129cm" fo:min-width="1.129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85cm" fo:min-width="0.98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P1" style:family="paragraph">
      <loext:graphic-properties draw:fill="solid" draw:fill-color="#121212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32.0999984741211pt" style:font-size-asian="32.0999984741211pt" style:font-size-complex="32.0999984741211pt"/>
    </style:style>
    <style:style style:name="P4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P5" style:family="paragraph">
      <loext:graphic-properties draw:fill="none"/>
      <style:text-properties fo:font-size="28pt" style:font-size-asian="28pt" style:font-size-complex="28pt"/>
    </style:style>
    <style:style style:name="P6" style:family="paragraph">
      <loext:graphic-properties draw:fill="none"/>
      <style:text-properties fo:font-size="24pt" style:font-size-asian="24pt" style:font-size-complex="24pt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T1" style:family="text">
      <style:text-properties fo:color="#ffffff" style:font-name="Arial" fo:font-size="32.0999984741211pt" fo:font-weight="bold" style:font-size-asian="32.0999984741211pt" style:font-name-complex="Arial" style:font-size-complex="32.0999984741211pt" style:font-weight-complex="bold"/>
    </style:style>
    <style:style style:name="T2" style:family="text">
      <style:text-properties fo:color="#121212" style:font-name="Arial" fo:font-size="20.1000003814697pt" style:font-size-asian="20.1000003814697pt" style:font-name-complex="Arial" style:font-size-complex="20.1000003814697pt"/>
    </style:style>
    <style:style style:name="T3" style:family="text">
      <style:text-properties fo:color="#121212" style:font-name="Arial" fo:font-size="20.1000003814697pt" fo:font-weight="bold" style:font-size-asian="20.1000003814697pt" style:font-name-complex="Arial" style:font-size-complex="20.1000003814697pt" style:font-weight-complex="bold"/>
    </style:style>
    <style:style style:name="T4" style:family="text">
      <style:text-properties fo:color="#ffffff" style:font-name="Arial" fo:font-size="28pt" fo:font-weight="bold" style:font-size-asian="28pt" style:font-name-complex="Arial" style:font-size-complex="28pt" style:font-weight-complex="bold"/>
    </style:style>
    <style:style style:name="T5" style:family="text">
      <style:text-properties fo:color="#121212" style:font-name="Arial" fo:font-size="24pt" style:font-size-asian="24pt" style:font-name-complex="Arial" style:font-size-complex="24pt"/>
    </style:style>
    <style:style style:name="T6" style:family="text">
      <style:text-properties fo:color="#121212" style:font-name="CourierNew" fo:font-size="18pt" style:font-size-asian="18pt" style:font-name-complex="CourierNew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4.13cm" svg:height="2.641cm" svg:x="0cm" svg:y="0.423cm" svg:viewBox="0 0 24131 2642" draw:points="0,2642 24131,2642 24131,0 0,0">
          <text:p/>
        </draw:polygon>
        <draw:frame draw:style-name="gr2" draw:text-style-name="P3" draw:layer="layout" svg:width="17.879cm" svg:height="1.267cm" svg:x="1.524cm" svg:y="1.531cm">
          <draw:text-box>
            <text:p text:style-name="P2"><text:span text:style-name="T1">Q1: Grid Design (Fill in the blank)</text:span></text:p>
          </draw:text-box>
        </draw:frame>
        <draw:frame draw:style-name="gr3" draw:text-style-name="P4" draw:layer="layout" svg:width="3.617cm" svg:height="0.788cm" svg:x="1.524cm" svg:y="3.656cm">
          <draw:text-box>
            <text:p text:style-name="P2"><text:span text:style-name="T2">Question 1:</text:span></text:p>
          </draw:text-box>
        </draw:frame>
        <draw:polygon draw:style-name="gr1" draw:text-style-name="P1" draw:layer="layout" svg:width="3.332cm" svg:height="0.077cm" svg:x="9.122cm" svg:y="6.064cm" svg:viewBox="0 0 3333 78" draw:points="0,0 3333,0 3333,78 0,78">
          <text:p/>
        </draw:polygon>
        <draw:frame draw:style-name="gr3" draw:text-style-name="P4" draw:layer="layout" svg:width="16.74cm" svg:height="0.788cm" svg:x="1.524cm" svg:y="5.349cm">
          <draw:text-box>
            <text:p text:style-name="P2"><text:span text:style-name="T2">Bootstrap is based on a </text:span><text:span text:style-name="T3">____12____ column design</text:span></text:p>
          </draw:text-box>
        </draw:frame>
      </draw:page>
      <draw:page draw:name="page2" draw:style-name="dp1" draw:master-page-name="master-page24">
        <draw:polygon draw:style-name="gr1" draw:text-style-name="P1" draw:layer="layout" svg:width="24.13cm" svg:height="2.641cm" svg:x="0cm" svg:y="0.423cm" svg:viewBox="0 0 24131 2642" draw:points="0,2642 24131,2642 24131,0 0,0">
          <text:p/>
        </draw:polygon>
        <draw:frame draw:style-name="gr4" draw:text-style-name="P5" draw:layer="layout" svg:width="21.677cm" svg:height="1.102cm" svg:x="1.524cm" svg:y="1.696cm">
          <draw:text-box>
            <text:p text:style-name="P2"><text:span text:style-name="T4">Q2: Column Class </text:span><text:span text:style-name="T4">Precedent (Fill in the </text:span><text:span text:style-name="T4">blank)</text:span></text:p>
          </draw:text-box>
        </draw:frame>
        <draw:frame draw:style-name="gr5" draw:text-style-name="P6" draw:layer="layout" svg:width="21.787cm" svg:height="0.945cm" svg:x="1.524cm" svg:y="3.467cm">
          <draw:text-box>
            <text:p text:style-name="P2"><text:span text:style-name="T5">Whe</text:span><text:span text:style-name="T5">n a </text:span><text:span text:style-name="T5">colu</text:span><text:span text:style-name="T5">mn </text:span><text:span text:style-name="T5">clas</text:span><text:span text:style-name="T5">s is </text:span><text:span text:style-name="T5">defin</text:span><text:span text:style-name="T5">ed </text:span><text:span text:style-name="T5">for a </text:span><text:span text:style-name="T5">bloc</text:span><text:span text:style-name="T5">k, it </text:span><text:span text:style-name="T5">will </text:span><text:span text:style-name="T5">appl</text:span><text:span text:style-name="T5">y to </text:span></text:p>
          </draw:text-box>
        </draw:frame>
        <draw:frame draw:style-name="gr5" draw:text-style-name="P6" draw:layer="layout" svg:width="19.712cm" svg:height="0.945cm" svg:x="1.524cm" svg:y="4.483cm">
          <draw:text-box>
            <text:p text:style-name="P2"><text:span text:style-name="T5">the design size and larger, unless otherwise </text:span><text:span text:style-name="T5">defined.</text:span></text:p>
          </draw:text-box>
        </draw:frame>
        <draw:frame draw:style-name="gr6" draw:text-style-name="P7" draw:layer="layout" svg:width="6.479cm" svg:height="0.721cm" svg:x="1.524cm" svg:y="6.232cm">
          <draw:text-box>
            <text:p text:style-name="P2"><text:span text:style-name="T6">&lt;div class="row"&gt;</text:span></text:p>
          </draw:text-box>
        </draw:frame>
        <draw:frame draw:style-name="gr6" draw:text-style-name="P7" draw:layer="layout" svg:width="8.384cm" svg:height="0.721cm" svg:x="4.064cm" svg:y="6.994cm">
          <draw:text-box>
            <text:p text:style-name="P2"><text:span text:style-name="T6">&lt;div class="col-sm-4"&gt;</text:span></text:p>
          </draw:text-box>
        </draw:frame>
        <draw:frame draw:style-name="gr6" draw:text-style-name="P7" draw:layer="layout" svg:width="27.434cm" svg:height="0.721cm" svg:x="6.603cm" svg:y="7.756cm">
          <draw:text-box>
            <text:p text:style-name="P2"><text:span text:style-name="T6">This div will be </text:span><text:span text:style-name="T6">__4 columns wide </text:span><text:span text:style-name="T6">at small </text:span><text:span text:style-name="T6">size_____________</text:span><text:span text:style-name="T6">____________</text:span></text:p>
          </draw:text-box>
        </draw:frame>
        <draw:frame draw:style-name="gr6" draw:text-style-name="P7" draw:layer="layout" svg:width="23.243cm" svg:height="0.721cm" svg:x="4.063cm" svg:y="8.518cm">
          <draw:text-box>
            <text:p text:style-name="P2"><text:span text:style-name="T6">________and </text:span><text:span text:style-name="T6">larger______________________________________</text:span><text:span text:style-name="T6">_____</text:span></text:p>
          </draw:text-box>
        </draw:frame>
        <draw:frame draw:style-name="gr6" draw:text-style-name="P7" draw:layer="layout" svg:width="1.907cm" svg:height="0.721cm" svg:x="4.063cm" svg:y="9.28cm">
          <draw:text-box>
            <text:p text:style-name="P2"><text:span text:style-name="T6">&lt;div&gt;</text:span></text:p>
          </draw:text-box>
        </draw:frame>
        <draw:frame draw:style-name="gr6" draw:text-style-name="P7" draw:layer="layout" svg:width="11.813cm" svg:height="0.721cm" svg:x="4.063cm" svg:y="10.042cm">
          <draw:text-box>
            <text:p text:style-name="P2"><text:span text:style-name="T6">&lt;div class="col-sm-4 col-md-8"&gt;</text:span></text:p>
          </draw:text-box>
        </draw:frame>
        <draw:frame draw:style-name="gr6" draw:text-style-name="P7" draw:layer="layout" svg:width="16.766cm" svg:height="0.721cm" svg:x="6.602cm" svg:y="10.804cm">
          <draw:text-box>
            <text:p text:style-name="P2"><text:span text:style-name="T6">This div will be ___________________________</text:span></text:p>
          </draw:text-box>
        </draw:frame>
        <draw:frame draw:style-name="gr6" draw:text-style-name="P7" draw:layer="layout" svg:width="38.102cm" svg:height="0.721cm" svg:x="4.062cm" svg:y="11.566cm">
          <draw:text-box>
            <text:p text:style-name="P2"><text:span text:style-name="T6">4 columns wide at small size, 8 wide at med and larger______________________________________________</text:span></text:p>
          </draw:text-box>
        </draw:frame>
        <draw:frame draw:style-name="gr6" draw:text-style-name="P7" draw:layer="layout" svg:width="1.907cm" svg:height="0.721cm" svg:x="4.062cm" svg:y="12.328cm">
          <draw:text-box>
            <text:p text:style-name="P2"><text:span text:style-name="T6">&lt;div&gt;</text:span></text:p>
          </draw:text-box>
        </draw:frame>
        <draw:frame draw:style-name="gr6" draw:text-style-name="P7" draw:layer="layout" svg:width="2.288cm" svg:height="0.721cm" svg:x="1.522cm" svg:y="13.09cm">
          <draw:text-box>
            <text:p text:style-name="P2"><text:span text:style-name="T6">&lt;/div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New" svg:font-family="CourierNew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cm" fo:margin-bottom="6cm" fo:margin-left="0cm" fo:margin-right="0cm" fo:page-width="25.4cm" fo:page-height="15.8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7-21T19:12:49.995690525</dc:date>
    <meta:editing-duration>PT18M55S</meta:editing-duration>
    <meta:editing-cycles>1</meta:editing-cycles>
    <meta:document-statistic meta:object-count="19"/>
    <meta:generator>LibreOffice/6.0.7.3$Linux_X86_64 LibreOffice_project/00m0$Build-3</meta:generator>
  </office:meta>
</office:document-meta>
</file>